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思源黑体 CN1" svg:font-family="'思源黑体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P1" style:family="paragraph" style:parent-style-name="Text_20_body">
      <style:text-properties officeooo:rsid="001c5b33" officeooo:paragraph-rsid="001e6d84"/>
    </style:style>
    <style:style style:name="P2" style:family="paragraph" style:parent-style-name="Text_20_body">
      <style:text-properties officeooo:rsid="001ee79f" officeooo:paragraph-rsid="001ee79f"/>
    </style:style>
    <style:style style:name="P3" style:family="paragraph" style:parent-style-name="Text_20_body">
      <loext:graphic-properties draw:fill="solid" draw:fill-color="#000000"/>
      <style:paragraph-properties fo:background-color="#000000"/>
      <style:text-properties fo:color="#ffffff" style:font-name="monospace" fo:background-color="#000000"/>
    </style:style>
    <style:style style:name="P4" style:family="paragraph" style:parent-style-name="Text_20_body">
      <style:text-properties officeooo:rsid="002ab25c" officeooo:paragraph-rsid="002ab25c"/>
    </style:style>
    <style:style style:name="P5" style:family="paragraph" style:parent-style-name="Heading_20_1"/>
    <style:style style:name="P6" style:family="paragraph" style:parent-style-name="Text_20_body">
      <loext:graphic-properties draw:fill="solid" draw:fill-color="#f2edde"/>
      <style:paragraph-properties fo:background-color="#f2edde"/>
      <style:text-properties officeooo:rsid="002ab25c" officeooo:paragraph-rsid="002ab25c"/>
    </style:style>
    <style:style style:name="P7" style:family="paragraph" style:parent-style-name="Text_20_body">
      <style:text-properties officeooo:paragraph-rsid="003018d0"/>
    </style:style>
    <style:style style:name="P8" style:family="paragraph" style:parent-style-name="Text_20_body">
      <loext:graphic-properties draw:fill="solid" draw:fill-color="#f2edde"/>
      <style:paragraph-properties fo:background-color="#f2edde"/>
      <style:text-properties officeooo:paragraph-rsid="003018d0"/>
    </style:style>
    <style:style style:name="P9" style:family="paragraph" style:parent-style-name="Text_20_body">
      <style:text-properties style:font-name="monospace"/>
    </style:style>
    <style:style style:name="P10" style:family="paragraph" style:parent-style-name="Text_20_body">
      <loext:graphic-properties draw:fill="solid" draw:fill-color="#000000"/>
      <style:paragraph-properties fo:background-color="#000000"/>
      <style:text-properties style:font-name="monospace"/>
    </style:style>
    <style:style style:name="P11" style:family="paragraph" style:parent-style-name="Text_20_body">
      <loext:graphic-properties draw:fill="solid" draw:fill-color="#000000"/>
      <style:paragraph-properties fo:background-color="#000000"/>
      <style:text-properties fo:color="#ffffff" style:font-name="monospace" fo:background-color="#000000"/>
    </style:style>
    <style:style style:name="P12" style:family="paragraph" style:parent-style-name="Text_20_body">
      <loext:graphic-properties draw:fill="solid" draw:fill-color="#000000"/>
      <style:paragraph-properties fo:background-color="#000000"/>
    </style:style>
    <style:style style:name="T1" style:family="text">
      <style:text-properties officeooo:rsid="0017e3a7"/>
    </style:style>
    <style:style style:name="T2" style:family="text">
      <style:text-properties officeooo:rsid="001ac4dd"/>
    </style:style>
    <style:style style:name="T3" style:family="text">
      <style:text-properties officeooo:rsid="001c5b33"/>
    </style:style>
    <style:style style:name="T4" style:family="text">
      <style:text-properties officeooo:rsid="001ca45d"/>
    </style:style>
    <style:style style:name="T5" style:family="text">
      <style:text-properties officeooo:rsid="0023ca16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fo:background-color="#000000" loext:char-shading-value="0"/>
    </style:style>
    <style:style style:name="T8" style:family="text">
      <style:text-properties fo:color="#000000" fo:background-color="#000000" loext:char-shading-value="0"/>
    </style:style>
    <style:style style:name="T9" style:family="text">
      <style:text-properties officeooo:rsid="002969ec"/>
    </style:style>
    <style:style style:name="T10" style:family="text">
      <style:text-properties officeooo:rsid="003018d0"/>
    </style:style>
    <style:style style:name="T11" style:family="text">
      <style:text-properties officeooo:rsid="0030625a"/>
    </style:style>
    <style:style style:name="T12" style:family="text">
      <style:text-properties fo:background-color="#ffffff" loext:char-shading-value="0"/>
    </style:style>
    <style:style style:name="T13" style:family="text">
      <style:text-properties fo:background-color="#000000" loext:char-shading-value="0"/>
    </style:style>
    <style:style style:name="T14" style:family="text">
      <style:text-properties fo:background-color="#000000" loext:char-shading-value="0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fo:color="#ffffff" style:font-name="monospace" fo:background-color="#000000" loext:char-shading-value="0"/>
    </style:style>
    <style:style style:name="T17" style:family="text">
      <style:text-properties style:font-name="monosp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在<text:span text:style-name="T1">Ruby代码中使用LZMA算法对数据进行压缩和解压缩</text:span></text:p>
      <text:h text:style-name="Heading_20_1" text:outline-level="1">概述</text:h>
      <text:p text:style-name="Text_20_body">截止<text:span text:style-name="T2">到目前为止，开源的、以数学原理为基础的、通用的、无损的数据压缩算法中，压缩比最高的，应该就是LZMA了。</text:span></text:p>
      <text:p text:style-name="P1">在Ruby代码中，可使用ruby-lzma<text:span text:style-name="T4">这个库来利用LZMA算法进行数据的压缩和解压缩。这个库的官方网站是：</text:span><text:a xlink:type="simple" xlink:href="https://github.com/ianlevesque/ruby-lzma" text:style-name="Internet_20_link" text:visited-style-name="Visited_20_Internet_20_Link"><text:span text:style-name="T4">https://github.com/ianlevesque/ruby-lzma</text:span></text:a><text:span text:style-name="T4">。安装很简单，压缩接口很简单，解压接口也很简单。</text:span></text:p>
      <text:p text:style-name="P2">以下用几段实例代码来展示<text:span text:style-name="T3">ruby-lzma</text:span>库的使用。</text:p>
      <text:h text:style-name="Heading_20_1" text:outline-level="1">安装</text:h>
      <text:p text:style-name="Text_20_body">执行<text:span text:style-name="T5">以下指令：</text:span></text:p>
      <text:p text:style-name="Text_20_body">sudo gem install ruby-lzma</text:p>
      <text:p text:style-name="P3">bash-4.4# sudo gem install ruby-lzma <text:line-break/>Building native extensions. This could take a while... <text:line-break/>Successfully installed ruby-lzma-0.4.3 <text:line-break/>Parsing documentation for ruby-lzma-0.4.3 <text:line-break/>Done installing documentation for ruby-lzma after 0 seconds <text:line-break/>1 gem installed</text:p>
      <text:h text:style-name="Heading_20_1" text:outline-level="1">压缩</text:h>
      <text:p text:style-name="Text_20_body">调用<text:span text:style-name="T9">LZMA.compress方法。</text:span></text:p>
      <text:p text:style-name="P4">以下是一段完整示例代码：</text:p>
      <text:p text:style-name="P6">#!/usr/bin/env ruby</text:p>
      <text:p text:style-name="P6"/>
      <text:p text:style-name="P6">require 'lzma'</text:p>
      <text:p text:style-name="P6"/>
      <text:p text:style-name="P6">originalFileContent=File.read('manifestfulltextcache')</text:p>
      <text:p text:style-name="P6"/>
      <text:p text:style-name="P6">puts("Original file length: #{originalFileContent.bytesize}")</text:p>
      <text:p text:style-name="P6"><text:soft-page-break/></text:p>
      <text:p text:style-name="P6">compressedContent=LZMA.compress(originalFileContent)</text:p>
      <text:p text:style-name="P6"/>
      <text:p text:style-name="P6">puts("Compressed content length: #{compressedContent.bytesize}")</text:p>
      <text:p text:style-name="P6"/>
      <text:p text:style-name="P6">compressedFile=File.new('manifestfulltextcache.compressed', 'wb')</text:p>
      <text:p text:style-name="P6">compressedFile.syswrite(compressedContent)</text:p>
      <text:p text:style-name="P6">compressedFile.close</text:p>
      <text:p text:style-name="Text_20_body">运行结果：</text:p>
      <text:p text:style-name="P11">[g@c ruby.lzma.zzaqse]$ ./compress.zzaqsc.rb    <text:line-break/>Original file length: 2266 <text:line-break/>Compressed content length: 634</text:p>
      <text:h text:style-name="Heading_20_1" text:outline-level="1">解压缩</text:h>
      <text:p text:style-name="P7"><text:span text:style-name="T10">调用LZMA.decompress方法。</text:span></text:p>
      <text:p text:style-name="P7">以下是一段完整示例代码：</text:p>
      <text:p text:style-name="P8">#!/usr/bin/env ruby</text:p>
      <text:p text:style-name="P8"/>
      <text:p text:style-name="P8">require 'lzma'</text:p>
      <text:p text:style-name="P8"/>
      <text:p text:style-name="P8">compressedContent=File.read('manifestfulltextcache.compressed')</text:p>
      <text:p text:style-name="P8">puts("Compressed content length: #{compressedContent.bytesize}")</text:p>
      <text:p text:style-name="P8"/>
      <text:p text:style-name="P8">originalFileContent=LZMA.decompress(compressedContent)</text:p>
      <text:p text:style-name="P8"/>
      <text:p text:style-name="P8">puts("Decompressed file length: #{originalFileContent.bytesize}")</text:p>
      <text:p text:style-name="P8"/>
      <text:p text:style-name="P8">decompressedFile=File.new('manifestfulltextcache.decompressed', 'wb')</text:p>
      <text:p text:style-name="P8">decompressedFile.syswrite(originalFileContent)</text:p>
      <text:p text:style-name="P8">decompressedFile.close</text:p>
      <text:p text:style-name="P7">运行结果：</text:p>
      <text:p text:style-name="P12"><text:span text:style-name="T16">[g@c ruby.lzma.zzaqse]$ ./decompress.zzaqsb.rb  <text:line-break/></text:span><text:soft-page-break/><text:span text:style-name="T16">Compressed content length: 634 <text:line-break/>Decompressed file length: 2266</text:span><text:span text:style-name="T17"><text:line-break/></text:span></text:p>
      <text:h text:style-name="Heading_20_1" text:outline-level="1">验证解压缩后的内容是否与压缩前的原始内容相同</text:h>
      <text:p text:style-name="P9"><text:span text:style-name="T6">md5sum manifestfulltextcache manifestfulltextcache.decompressed</text:span></text:p>
      <text:p text:style-name="P10"><text:span text:style-name="T15">[g@c ruby.lzma.zzaqse]$ md5sum manifestfulltextcache manifestfulltextcache.decompressed  <text:line-break/>93f2876b2f120da90223b2cabef07678  manifestfulltextcache <text:line-break/>93f2876b2f120da90223b2cabef07678  manifestfulltextcache.decompressed</text:span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思源黑体 CN1" svg:font-family="'思源黑体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 CN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思源宋体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" style:font-family-asian="'思源黑体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思源黑体 CN1" style:font-family-asian="'思源黑体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23T13:18:47.932747309</dc:date>
    <dc:creator>蔡 火胜</dc:creator>
    <meta:editing-duration>PT1H44M39S</meta:editing-duration>
    <meta:editing-cycles>43</meta:editing-cycles>
    <meta:generator>LibreOffice/6.3.6.2$Linux_X86_64 LibreOffice_project/30$Build-2</meta:generator>
    <meta:document-statistic meta:table-count="0" meta:image-count="0" meta:object-count="0" meta:page-count="3" meta:paragraph-count="40" meta:word-count="350" meta:character-count="1925" meta:non-whitespace-character-count="1824"/>
  </office:meta>
</office:document-meta>
</file>